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119cm" fo:margin-left="-0.026cm" table:align="left" style:writing-mode="lr-tb"/>
    </style:style>
    <style:style style:name="Tableau1.A" style:family="table-column">
      <style:table-column-properties style:column-width="2.831cm"/>
    </style:style>
    <style:style style:name="Tableau1.B" style:family="table-column">
      <style:table-column-properties style:column-width="3.334cm"/>
    </style:style>
    <style:style style:name="Tableau1.C" style:family="table-column">
      <style:table-column-properties style:column-width="4.048cm"/>
    </style:style>
    <style:style style:name="Tableau1.D" style:family="table-column">
      <style:table-column-properties style:column-width="3.175cm"/>
    </style:style>
    <style:style style:name="Tableau1.E" style:family="table-column">
      <style:table-column-properties style:column-width="3.731cm"/>
    </style:style>
    <style:style style:name="Tableau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0pt" style:font-size-asian="10pt" style:font-size-complex="10pt"/>
    </style:style>
    <style:style style:name="P3" style:family="paragraph" style:parent-style-name="Standard">
      <style:paragraph-properties fo:margin-left="0cm" fo:margin-right="0cm" fo:line-height="100%" fo:text-indent="1.27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line-height="100%" fo:text-indent="1.27cm" style:auto-text-indent="false" fo:break-before="auto" fo:break-after="auto" style:writing-mode="lr-tb"/>
      <style:text-properties fo:font-style="italic" style:font-style-asian="italic" style:font-style-complex="italic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6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weight="bold" style:font-weight-asian="bold" style:font-weight-complex="bold"/>
    </style:style>
    <style:style style:name="P8" style:family="paragraph" style:parent-style-name="Standard" style:list-style-name="LS1">
      <style:paragraph-properties fo:margin-top="0cm" fo:margin-bottom="0cm" loext:contextual-spacing="false" fo:line-height="100%" fo:break-before="auto" fo:break-after="auto" style:writing-mode="lr-tb"/>
    </style:style>
    <style:style style:name="P9" style:family="paragraph" style:parent-style-name="Standard" style:list-style-name="LS2">
      <style:paragraph-properties fo:margin-top="0cm" fo:margin-bottom="0cm" loext:contextual-spacing="false" fo:line-height="100%" fo:break-before="auto" fo:break-after="auto" style:writing-mode="lr-tb"/>
      <style:text-properties fo:font-style="italic" style:font-style-asian="italic" style:font-style-complex="italic"/>
    </style:style>
    <style:style style:name="P10" style:family="paragraph" style:parent-style-name="Standard" style:list-style-name="LS3">
      <style:paragraph-properties fo:margin-top="0cm" fo:margin-bottom="0cm" loext:contextual-spacing="false" fo:line-height="100%" fo:break-before="auto" fo:break-after="auto" style:writing-mode="lr-tb"/>
      <style:text-properties fo:font-style="italic" style:font-style-asian="italic" style:font-style-complex="italic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4bfc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eac79" style:font-style-asian="italic" style:font-style-complex="italic"/>
    </style:style>
    <style:style style:name="T7" style:family="text">
      <style:text-properties fo:font-style="italic" officeooo:rsid="00129765" style:font-style-asian="italic" style:font-style-complex="italic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officeooo:rsid="0010f7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ompte Rendu n°</text:span><text:span text:style-name="T2">0</text:span><text:span text:style-name="T1">5<text:line-break/>08/03/2016</text:span></text:p>
      <text:p text:style-name="P7">18h45 - 20h00</text:p>
      <text:p text:style-name="P1"><text:line-break/><text:tab/><text:tab/><text:tab/><text:tab/><text:tab/><text:tab/><text:span text:style-name="T3">M. Belaïd<text:line-break/><text:tab/><text:tab/><text:tab/><text:tab/><text:tab/><text:tab/>M. Boutant<text:line-break/><text:tab/><text:tab/><text:tab/><text:tab/><text:tab/><text:tab/>M. Coispel<text:line-break/><text:tab/><text:tab/><text:tab/><text:tab/><text:tab/><text:tab/>M. Duong<text:line-break/><text:tab/><text:tab/><text:tab/><text:tab/><text:tab/><text:tab/>M. Manzano<text:line-break/></text:span></text:p>
      <text:p text:style-name="P2"/>
      <text:p text:style-name="P3"><text:span text:style-name="T1">Objet</text:span> : Retour sur le travail effectué pendant les vacances.</text:p>
      <text:p text:style-name="P1"/>
      <text:p text:style-name="P1"><text:span text:style-name="T1">Au programme</text:span>: présentation avec le <text:span text:style-name="T10">P</text:span>owerpoint “N°05 Réunion - PRO3600 Lionheart.pptx”</text:p>
      <text:p text:style-name="P1"/>
      <text:p text:style-name="P1"><text:tab/>Les sujets suivants ont été abordés:</text:p>
      <text:list xml:id="list1531809944444318178" text:style-name="LS1">
        <text:list-item>
          <text:p text:style-name="P8">Focalisation sur un aspect du jeu (niveau 1, 2 joueurs réels)</text:p>
        </text:list-item>
        <text:list-item>
          <text:p text:style-name="P8">Explication du déroulement d’un tour et réflexion sur la gestion des évènements</text:p>
        </text:list-item>
        <text:list-item>
          <text:p text:style-name="P8">Retour sur le code affichage image et présentation du code “tableau à l’instant t=0”</text:p>
        </text:list-item>
        <text:list-item>
          <text:p text:style-name="P8">Retour sur les classes; présentation de méthodes</text:p>
        </text:list-item>
        <text:list-item>
          <text:p text:style-name="P8">Une synthèse du livrable réalisé</text:p>
        </text:list-item>
      </text:list>
      <text:p text:style-name="P1"/>
      <text:p text:style-name="P1"/>
      <text:p text:style-name="P1"><text:span text:style-name="T1">TODO </text:span><text:span text:style-name="T4">(n°01)</text:span> relative à la présentation du Powerpoint :<text:line-break/><text:tab/>- <text:span text:style-name="T5">Décrire de façon exhaustive les différentes méthodes et classes avec des mots</text:span></text:p>
      <text:p text:style-name="P1"><text:line-break/><text:span text:style-name="T1">TODO </text:span><text:span text:style-name="T4">(n°02)</text:span> s’inscrivant à la suite de la présentation du code “tableau à l’instant t=0” :</text:p>
      <text:p text:style-name="P3"><text:span text:style-name="T1">1</text:span>- <text:span text:style-name="T5">Définir la classe ‘cellule’ qui contient toutes les informations relatives à ce qu’il y a sur la case correspondante</text:span></text:p>
      <text:p text:style-name="P3"><text:span text:style-name="T1">2</text:span>- <text:span text:style-name="T5">Associer à chaque état de cellule un numéro et à chaque numéro une image</text:span></text:p>
      <text:p text:style-name="P3"><text:span text:style-name="T1">3</text:span>- <text:span text:style-name="T5">Définir le plateau de jeu comme une matrice de ces cellules </text:span></text:p>
      <text:p text:style-name="P3"><text:span text:style-name="T1">4</text:span>- <text:span text:style-name="T5">Afficher l'état initial du plateau. L’affichage devra parcourir la matrice selon les indices et afficher les images correspondante</text:span><text:span text:style-name="T7">s</text:span></text:p>
      <text:p text:style-name="P3"><text:span text:style-name="T1">5</text:span>-<text:span text:style-name="T5"> Remplacer les Jlabel par des Jbutton.<text:line-break/><text:tab/></text:span><text:span text:style-name="T1">6</text:span>- <text:span text:style-name="T5">Quand on clique sur un bouton: afficher ses coordonnées sur le plateau dans la commande</text:span></text:p>
      <text:p text:style-name="P1"/>
      <text:p text:style-name="P1"><text:span text:style-name="T1">TODO </text:span><text:span text:style-name="T4">(n°03)</text:span> :<text:line-break/><text:tab/>- <text:span text:style-name="T5">Référencer l’ensemble des classes et des méthodes dans un tableau explicatif comme suit :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5">Type de l’objet</text:p>
          </table:table-cell>
          <table:table-cell table:style-name="Tableau1.A1" office:value-type="string">
            <text:p text:style-name="P5">Nom de l’objet</text:p>
          </table:table-cell>
          <table:table-cell table:style-name="Tableau1.A1" office:value-type="string">
            <text:p text:style-name="P5">Paramètres</text:p>
          </table:table-cell>
          <table:table-cell table:style-name="Tableau1.A1" office:value-type="string">
            <text:p text:style-name="P5">Fonction</text:p>
          </table:table-cell>
          <table:table-cell table:style-name="Tableau1.A1" office:value-type="string">
            <text:p text:style-name="P5">Explications détaillées</text:p>
          </table:table-cell>
        </table:table-row>
      </table:table>
      <text:p text:style-name="P1"/>
      <text:p text:style-name="P3">- <text:span text:style-name="T5">Définir avec précisions tout le vocabulaire utilisé (ex: qu’est-ce qu’un “dé”?)</text:span></text:p>
      <text:p text:style-name="P1"/>
      <text:p text:style-name="P1"><text:soft-page-break/><text:span text:style-name="T1">TODO </text:span><text:span text:style-name="T4">(n°04)</text:span> :</text:p>
      <text:list xml:id="list1537913367411315642" text:style-name="LS2">
        <text:list-item>
          <text:p text:style-name="P9">lister toutes les combinaisons de dés possibles</text:p>
        </text:list-item>
      </text:list>
      <text:list xml:id="list6734324432658688832" text:style-name="LS3">
        <text:list-item>
          <text:p text:style-name="P10">lister les cas possibles après un lancer de dés à l’aide d’un tableau</text:p>
        </text:list-item>
      </text:list>
      <text:p text:style-name="P1"/>
      <text:p text:style-name="P1"><text:span text:style-name="T1">TODO </text:span><text:span text:style-name="T4">(n°5)</text:span><text:span text:style-name="T5"> </text:span><text:span text:style-name="T8">(à réaliser individuellement par tous les membres du groupe)</text:span></text:p>
      <text:p text:style-name="P12"><text:tab/>- Réserver des plages horaires de travail sur PRO3600 et les noter dans le planning sur SVN</text:p>
      <text:p text:style-name="P4"/>
      <text:p text:style-name="P3"><text:span text:style-name="T5">- Formation AWT : « Applets », « Graphisme », « Gestion des Évènements » </text:span><text:span text:style-name="T6">au </text:span><text:span text:style-name="T5">minimum</text:span></text:p>
      <text:p text:style-name="P1"><text:a xlink:type="simple" xlink:href="http://www-inf.telecom-sudparis.eu/cours/CSC4503/Themes/AWT/awt/evenement/evenement.html" text:style-name="Internet_20_link" text:visited-style-name="Visited_20_Internet_20_Link">http</text:a><text:a xlink:type="simple" xlink:href="http://www-inf.telecom-sudparis.eu/cours/CSC4503/Themes/AWT/awt/evenement/evenement.html" text:style-name="Internet_20_link" text:visited-style-name="Visited_20_Internet_20_Link">://</text:a><text:a xlink:type="simple" xlink:href="http://www-inf.telecom-sudparis.eu/cours/CSC4503/Themes/AWT/awt/evenement/evenement.html" text:style-name="Internet_20_link" text:visited-style-name="Visited_20_Internet_20_Link">www</text:a><text:a xlink:type="simple" xlink:href="http://www-inf.telecom-sudparis.eu/cours/CSC4503/Themes/AWT/awt/evenement/evenement.html" text:style-name="Internet_20_link" text:visited-style-name="Visited_20_Internet_20_Link">-</text:a><text:a xlink:type="simple" xlink:href="http://www-inf.telecom-sudparis.eu/cours/CSC4503/Themes/AWT/awt/evenement/evenement.html" text:style-name="Internet_20_link" text:visited-style-name="Visited_20_Internet_20_Link">inf</text:a><text:a xlink:type="simple" xlink:href="http://www-inf.telecom-sudparis.eu/cours/CSC4503/Themes/AWT/awt/evenement/evenement.html" text:style-name="Internet_20_link" text:visited-style-name="Visited_20_Internet_20_Link">.</text:a><text:a xlink:type="simple" xlink:href="http://www-inf.telecom-sudparis.eu/cours/CSC4503/Themes/AWT/awt/evenement/evenement.html" text:style-name="Internet_20_link" text:visited-style-name="Visited_20_Internet_20_Link">telecom</text:a><text:a xlink:type="simple" xlink:href="http://www-inf.telecom-sudparis.eu/cours/CSC4503/Themes/AWT/awt/evenement/evenement.html" text:style-name="Internet_20_link" text:visited-style-name="Visited_20_Internet_20_Link">-</text:a><text:a xlink:type="simple" xlink:href="http://www-inf.telecom-sudparis.eu/cours/CSC4503/Themes/AWT/awt/evenement/evenement.html" text:style-name="Internet_20_link" text:visited-style-name="Visited_20_Internet_20_Link">sudparis</text:a><text:a xlink:type="simple" xlink:href="http://www-inf.telecom-sudparis.eu/cours/CSC4503/Themes/AWT/awt/evenement/evenement.html" text:style-name="Internet_20_link" text:visited-style-name="Visited_20_Internet_20_Link">.</text:a><text:a xlink:type="simple" xlink:href="http://www-inf.telecom-sudparis.eu/cours/CSC4503/Themes/AWT/awt/evenement/evenement.html" text:style-name="Internet_20_link" text:visited-style-name="Visited_20_Internet_20_Link">eu</text:a><text:a xlink:type="simple" xlink:href="http://www-inf.telecom-sudparis.eu/cours/CSC4503/Themes/AWT/awt/evenement/evenement.html" text:style-name="Internet_20_link" text:visited-style-name="Visited_20_Internet_20_Link">/</text:a><text:a xlink:type="simple" xlink:href="http://www-inf.telecom-sudparis.eu/cours/CSC4503/Themes/AWT/awt/evenement/evenement.html" text:style-name="Internet_20_link" text:visited-style-name="Visited_20_Internet_20_Link">cours</text:a><text:a xlink:type="simple" xlink:href="http://www-inf.telecom-sudparis.eu/cours/CSC4503/Themes/AWT/awt/evenement/evenement.html" text:style-name="Internet_20_link" text:visited-style-name="Visited_20_Internet_20_Link">/</text:a><text:a xlink:type="simple" xlink:href="http://www-inf.telecom-sudparis.eu/cours/CSC4503/Themes/AWT/awt/evenement/evenement.html" text:style-name="Internet_20_link" text:visited-style-name="Visited_20_Internet_20_Link">CSC</text:a><text:a xlink:type="simple" xlink:href="http://www-inf.telecom-sudparis.eu/cours/CSC4503/Themes/AWT/awt/evenement/evenement.html" text:style-name="Internet_20_link" text:visited-style-name="Visited_20_Internet_20_Link">4503/</text:a><text:a xlink:type="simple" xlink:href="http://www-inf.telecom-sudparis.eu/cours/CSC4503/Themes/AWT/awt/evenement/evenement.html" text:style-name="Internet_20_link" text:visited-style-name="Visited_20_Internet_20_Link">Themes</text:a><text:a xlink:type="simple" xlink:href="http://www-inf.telecom-sudparis.eu/cours/CSC4503/Themes/AWT/awt/evenement/evenement.html" text:style-name="Internet_20_link" text:visited-style-name="Visited_20_Internet_20_Link">/</text:a><text:a xlink:type="simple" xlink:href="http://www-inf.telecom-sudparis.eu/cours/CSC4503/Themes/AWT/awt/evenement/evenement.html" text:style-name="Internet_20_link" text:visited-style-name="Visited_20_Internet_20_Link">AWT</text:a><text:a xlink:type="simple" xlink:href="http://www-inf.telecom-sudparis.eu/cours/CSC4503/Themes/AWT/awt/evenement/evenement.html" text:style-name="Internet_20_link" text:visited-style-name="Visited_20_Internet_20_Link">/</text:a><text:a xlink:type="simple" xlink:href="http://www-inf.telecom-sudparis.eu/cours/CSC4503/Themes/AWT/awt/evenement/evenement.html" text:style-name="Internet_20_link" text:visited-style-name="Visited_20_Internet_20_Link">awt</text:a><text:a xlink:type="simple" xlink:href="http://www-inf.telecom-sudparis.eu/cours/CSC4503/Themes/AWT/awt/evenement/evenement.html" text:style-name="Internet_20_link" text:visited-style-name="Visited_20_Internet_20_Link">/</text:a><text:a xlink:type="simple" xlink:href="http://www-inf.telecom-sudparis.eu/cours/CSC4503/Themes/AWT/awt/evenement/evenement.html" text:style-name="Internet_20_link" text:visited-style-name="Visited_20_Internet_20_Link">evenement</text:a><text:a xlink:type="simple" xlink:href="http://www-inf.telecom-sudparis.eu/cours/CSC4503/Themes/AWT/awt/evenement/evenement.html" text:style-name="Internet_20_link" text:visited-style-name="Visited_20_Internet_20_Link">/</text:a><text:a xlink:type="simple" xlink:href="http://www-inf.telecom-sudparis.eu/cours/CSC4503/Themes/AWT/awt/evenement/evenement.html" text:style-name="Internet_20_link" text:visited-style-name="Visited_20_Internet_20_Link">evenement</text:a><text:a xlink:type="simple" xlink:href="http://www-inf.telecom-sudparis.eu/cours/CSC4503/Themes/AWT/awt/evenement/evenement.html" text:style-name="Internet_20_link" text:visited-style-name="Visited_20_Internet_20_Link">.</text:a><text:a xlink:type="simple" xlink:href="http://www-inf.telecom-sudparis.eu/cours/CSC4503/Themes/AWT/awt/evenement/evenement.html" text:style-name="Internet_20_link" text:visited-style-name="Visited_20_Internet_20_Link">html</text:a></text:p>
      <text:p text:style-name="P1"/>
      <text:p text:style-name="P1"><text:span text:style-name="T9">Remarques:</text:span><text:line-break/>À propos de la définition des classes et méthodes, la marche à suivre idéale serait la suivante:<text:line-break/><text:tab/>1/Concevoir ensemble<text:line-break/><text:tab/>2/Écrire précisément la fonction<text:line-break/><text:tab/>3/Coder<text:line-break/><text:tab/>4/Relire en group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-">
        <style:list-level-properties text:space-before="0.635cm" text:min-label-width="1.905cm"/>
      </text:list-level-style-bullet>
      <text:list-level-style-bullet text:level="2" text:style-name="List1Level1" text:bullet-char="-">
        <style:list-level-properties text:space-before="1.905cm" text:min-label-width="1.905cm"/>
      </text:list-level-style-bullet>
      <text:list-level-style-bullet text:level="3" text:style-name="List1Level2" text:bullet-char="-">
        <style:list-level-properties text:space-before="3.492cm" text:min-label-width="1.588cm"/>
      </text:list-level-style-bullet>
      <text:list-level-style-bullet text:level="4" text:style-name="List1Level3" text:bullet-char="-">
        <style:list-level-properties text:space-before="4.445cm" text:min-label-width="1.905cm"/>
      </text:list-level-style-bullet>
      <text:list-level-style-bullet text:level="5" text:style-name="List1Level4" text:bullet-char="-">
        <style:list-level-properties text:space-before="5.715cm" text:min-label-width="1.905cm"/>
      </text:list-level-style-bullet>
      <text:list-level-style-bullet text:level="6" text:style-name="List1Level5" text:bullet-char="-">
        <style:list-level-properties text:space-before="7.302cm" text:min-label-width="1.588cm"/>
      </text:list-level-style-bullet>
      <text:list-level-style-bullet text:level="7" text:style-name="List1Level6" text:bullet-char="-">
        <style:list-level-properties text:space-before="8.255cm" text:min-label-width="1.905cm"/>
      </text:list-level-style-bullet>
      <text:list-level-style-bullet text:level="8" text:style-name="List1Level7" text:bullet-char="-">
        <style:list-level-properties text:space-before="9.525cm" text:min-label-width="1.905cm"/>
      </text:list-level-style-bullet>
      <text:list-level-style-bullet text:level="9" text:style-name="List1Level8" text:bullet-char="-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-">
        <style:list-level-properties text:space-before="0.635cm" text:min-label-width="0.635cm"/>
      </text:list-level-style-bullet>
      <text:list-level-style-bullet text:level="2" text:style-name="List2Level1" text:bullet-char="-">
        <style:list-level-properties text:space-before="1.905cm" text:min-label-width="0.635cm"/>
      </text:list-level-style-bullet>
      <text:list-level-style-bullet text:level="3" text:style-name="List2Level2" text:bullet-char="-">
        <style:list-level-properties text:space-before="3.492cm" text:min-label-width="0.318cm"/>
      </text:list-level-style-bullet>
      <text:list-level-style-bullet text:level="4" text:style-name="List2Level3" text:bullet-char="-">
        <style:list-level-properties text:space-before="4.445cm" text:min-label-width="0.635cm"/>
      </text:list-level-style-bullet>
      <text:list-level-style-bullet text:level="5" text:style-name="List2Level4" text:bullet-char="-">
        <style:list-level-properties text:space-before="5.715cm" text:min-label-width="0.635cm"/>
      </text:list-level-style-bullet>
      <text:list-level-style-bullet text:level="6" text:style-name="List2Level5" text:bullet-char="-">
        <style:list-level-properties text:space-before="7.302cm" text:min-label-width="0.318cm"/>
      </text:list-level-style-bullet>
      <text:list-level-style-bullet text:level="7" text:style-name="List2Level6" text:bullet-char="-">
        <style:list-level-properties text:space-before="8.255cm" text:min-label-width="0.635cm"/>
      </text:list-level-style-bullet>
      <text:list-level-style-bullet text:level="8" text:style-name="List2Level7" text:bullet-char="-">
        <style:list-level-properties text:space-before="9.525cm" text:min-label-width="0.635cm"/>
      </text:list-level-style-bullet>
      <text:list-level-style-bullet text:level="9" text:style-name="List2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-">
        <style:list-level-properties text:space-before="0.635cm" text:min-label-width="0.635cm"/>
      </text:list-level-style-bullet>
      <text:list-level-style-bullet text:level="2" text:style-name="List3Level1" text:bullet-char="-">
        <style:list-level-properties text:space-before="1.905cm" text:min-label-width="0.635cm"/>
      </text:list-level-style-bullet>
      <text:list-level-style-bullet text:level="3" text:style-name="List3Level2" text:bullet-char="-">
        <style:list-level-properties text:space-before="3.492cm" text:min-label-width="0.318cm"/>
      </text:list-level-style-bullet>
      <text:list-level-style-bullet text:level="4" text:style-name="List3Level3" text:bullet-char="-">
        <style:list-level-properties text:space-before="4.445cm" text:min-label-width="0.635cm"/>
      </text:list-level-style-bullet>
      <text:list-level-style-bullet text:level="5" text:style-name="List3Level4" text:bullet-char="-">
        <style:list-level-properties text:space-before="5.715cm" text:min-label-width="0.635cm"/>
      </text:list-level-style-bullet>
      <text:list-level-style-bullet text:level="6" text:style-name="List3Level5" text:bullet-char="-">
        <style:list-level-properties text:space-before="7.302cm" text:min-label-width="0.318cm"/>
      </text:list-level-style-bullet>
      <text:list-level-style-bullet text:level="7" text:style-name="List3Level6" text:bullet-char="-">
        <style:list-level-properties text:space-before="8.255cm" text:min-label-width="0.635cm"/>
      </text:list-level-style-bullet>
      <text:list-level-style-bullet text:level="8" text:style-name="List3Level7" text:bullet-char="-">
        <style:list-level-properties text:space-before="9.525cm" text:min-label-width="0.635cm"/>
      </text:list-level-style-bullet>
      <text:list-level-style-bullet text:level="9" text:style-name="List3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title/>
    <meta:initial-creator/>
    <meta:editing-cycles>6</meta:editing-cycles>
    <dc:date>2016-03-10T12:10:34.632420944</dc:date>
    <meta:editing-duration>PT4M3S</meta:editing-duration>
    <meta:document-statistic meta:table-count="1" meta:image-count="0" meta:object-count="0" meta:page-count="2" meta:paragraph-count="33" meta:word-count="364" meta:character-count="2278" meta:non-whitespace-character-count="1911"/>
  </office:meta>
</office:document-meta>
</file>